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oung and impulsive, Robinson Crusoe defies the advice of his parents and runs away to sea. He is plagued by misfortune at every turn; his first ship sinks in a violent storm, his friend and mentor dies, then he is captured by pirates and made a slave in the port of Sallee. Through all these hardships, Crusoe's determination and resourcefulness fills him with hope for a better life, and fate delivers him the opportunity for freedom, friendship and riches. But it is when he is shipwrecked on a deserted island that he faces his greatest test: not simply to survive but to thriv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25:28.376000000</dc:date>
    <meta:editing-duration>PT31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03" meta:character-count="583" meta:non-whitespace-character-count="480"/>
  </office:meta>
</office:document-meta>
</file>